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ileron" svg:font-family="Ailero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officeooo:rsid="001c5293" officeooo:paragraph-rsid="001c5293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officeooo:rsid="001c5293" officeooo:paragraph-rsid="001c5293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fo:font-style="italic" style:text-underline-style="none" fo:font-weight="normal" officeooo:rsid="001ce173" officeooo:paragraph-rsid="001f7861" style:font-size-asian="20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bold" officeooo:rsid="001c5293" officeooo:paragraph-rsid="001c5293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officeooo:rsid="001c5293" officeooo:paragraph-rsid="001c5293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officeooo:rsid="001c5293" officeooo:paragraph-rsid="00253f9c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style="normal" fo:font-weight="bold" officeooo:rsid="0025bc14" officeooo:paragraph-rsid="0025bc14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officeooo:rsid="001c5293" officeooo:paragraph-rsid="001c5293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c5293" officeooo:paragraph-rsid="001c5293" style:font-size-asian="11.3500003814697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officeooo:paragraph-rsid="001c5293"/>
    </style:style>
    <style:style style:name="P11" style:family="paragraph" style:parent-style-name="Standard">
      <style:paragraph-properties fo:text-align="start" style:justify-single-word="false"/>
      <style:text-properties fo:font-size="13pt" fo:font-style="normal" fo:font-weight="bold" officeooo:rsid="001c5293" officeooo:paragraph-rsid="00253f9c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fo:font-weight="bold" officeooo:rsid="0026c2af" officeooo:paragraph-rsid="0026c2af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bold" officeooo:rsid="00301867" officeooo:paragraph-rsid="00301867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officeooo:rsid="001c5293" officeooo:paragraph-rsid="001c5293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ize="20pt" fo:font-style="italic" officeooo:rsid="001c5293" officeooo:paragraph-rsid="001c5293" style:font-size-asian="20pt" style:font-style-asian="italic" style:font-size-complex="20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20pt" fo:font-style="italic" officeooo:rsid="001c5293" officeooo:paragraph-rsid="001c5293" style:font-size-asian="20pt" style:font-style-asian="italic" style:font-size-complex="20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e173"/>
    </style:style>
    <style:style style:name="T3" style:family="text">
      <style:text-properties style:text-underline-style="solid" style:text-underline-width="auto" style:text-underline-color="font-color" officeooo:rsid="00212749"/>
    </style:style>
    <style:style style:name="T4" style:family="text">
      <style:text-properties style:text-underline-style="solid" style:text-underline-width="auto" style:text-underline-color="font-color" fo:font-weight="bold" officeooo:rsid="001ce17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56e4b" style:font-weight-asian="bold" style:font-weight-complex="bold"/>
    </style:style>
    <style:style style:name="T6" style:family="text">
      <style:text-properties officeooo:rsid="001ce173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c5293" style:font-size-asian="11.3500003814697pt" style:font-style-asian="normal" style:font-weight-asian="bold" style:font-size-complex="13pt" style:font-style-complex="normal" style:font-weight-complex="bold"/>
    </style:style>
    <style:style style:name="T9" style:family="text">
      <style:text-properties style:text-underline-style="none" officeooo:rsid="00253f9c"/>
    </style:style>
    <style:style style:name="T10" style:family="text">
      <style:text-properties style:text-underline-style="none" fo:font-weight="bold" officeooo:rsid="001ce173" style:font-weight-asian="bold" style:font-weight-complex="bold"/>
    </style:style>
    <style:style style:name="T11" style:family="text">
      <style:text-properties style:text-underline-style="none" fo:font-weight="bold" officeooo:rsid="00256e4b" style:font-weight-asian="bold" style:font-weight-complex="bold"/>
    </style:style>
    <style:style style:name="T12" style:family="text">
      <style:text-properties style:text-underline-style="none" fo:font-weight="bold" officeooo:rsid="002a538b" style:font-weight-asian="bold" style:font-weight-complex="bold"/>
    </style:style>
    <style:style style:name="T13" style:family="text">
      <style:text-properties style:text-underline-style="none" fo:font-weight="bold" officeooo:rsid="002a9e9f" style:font-weight-asian="bold" style:font-weight-complex="bold"/>
    </style:style>
    <style:style style:name="T14" style:family="text">
      <style:text-properties style:text-underline-style="none" fo:font-weight="bold" officeooo:rsid="002c4e4d" style:font-weight-asian="bold" style:font-weight-complex="bold"/>
    </style:style>
    <style:style style:name="T15" style:family="text">
      <style:text-properties style:text-underline-style="none" fo:font-weight="bold" officeooo:rsid="001c5293" style:font-size-asian="11.3500003814697pt" style:font-style-asian="normal" style:font-weight-asian="bold" style:font-size-complex="13pt" style:font-style-complex="normal" style:font-weight-complex="bold"/>
    </style:style>
    <style:style style:name="T16" style:family="text">
      <style:text-properties style:text-line-through-style="none" style:text-line-through-type="none" style:text-underline-style="solid" style:text-underline-width="auto" style:text-underline-color="font-color" officeooo:rsid="001c5293" style:font-size-asian="11.3500003814697pt" style:font-style-asian="normal" style:font-weight-asian="bold" style:font-size-complex="13pt" style:font-style-complex="normal" style:font-weight-complex="bold"/>
    </style:style>
    <style:style style:name="T17" style:family="text">
      <style:text-properties style:text-line-through-style="none" style:text-line-through-type="none" style:text-underline-style="solid" style:text-underline-width="auto" style:text-underline-color="font-color" fo:font-weight="bold" officeooo:rsid="001c5293" style:font-size-asian="11.3500003814697pt" style:font-style-asian="normal" style:font-weight-asian="bold" style:font-size-complex="13pt" style:font-style-complex="normal" style:font-weight-complex="bold"/>
    </style:style>
    <style:style style:name="T18" style:family="text">
      <style:text-properties fo:font-variant="normal" fo:text-transform="none" style:font-name="Aileron" fo:font-size="11.25pt" fo:letter-spacing="normal" style:text-underline-style="none" fo:font-weight="normal" officeooo:rsid="001c5293" style:font-size-asian="11.3500003814697pt" style:font-style-asian="normal" style:font-weight-asian="bold" style:font-size-complex="13pt" style:font-style-complex="normal" style:font-weight-complex="bold"/>
    </style:style>
    <style:style style:name="T19" style:family="text">
      <style:text-properties fo:font-variant="normal" fo:text-transform="none" style:font-name="Liberation Serif" fo:letter-spacing="normal" style:text-underline-style="none" fo:font-weight="normal" officeooo:rsid="001c5293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fo:font-variant="normal" fo:text-transform="none" style:font-name="Liberation Serif" fo:letter-spacing="normal" style:text-underline-style="none" officeooo:rsid="001c5293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font-variant="normal" fo:text-transform="none" style:font-name="Liberation Serif" fo:letter-spacing="normal" style:text-underline-style="none" officeooo:rsid="00222d07" style:font-size-asian="13pt" style:font-style-asian="normal" style:font-weight-asian="bold" style:font-size-complex="13pt" style:font-style-complex="normal" style:font-weight-complex="bold"/>
    </style:style>
    <style:style style:name="T22" style:family="text">
      <style:text-properties fo:font-variant="normal" fo:text-transform="none" style:font-name="Liberation Serif" fo:letter-spacing="normal" style:text-underline-style="none" officeooo:rsid="0028e7bc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fo:font-variant="normal" fo:text-transform="none" style:font-name="Liberation Serif" fo:letter-spacing="normal" style:text-underline-style="none" fo:font-weight="bold" officeooo:rsid="001c5293" style:font-size-asian="13pt" style:font-style-asian="normal" style:font-weight-asian="bold" style:font-size-complex="13pt" style:font-style-complex="normal" style:font-weight-complex="bold"/>
    </style:style>
    <style:style style:name="T24" style:family="text">
      <style:text-properties fo:font-variant="normal" fo:text-transform="none" style:font-name="Liberation Serif" fo:letter-spacing="normal" style:text-underline-style="none" fo:font-weight="bold" officeooo:rsid="0028e7bc" style:font-size-asian="13pt" style:font-style-asian="normal" style:font-weight-asian="bold" style:font-size-complex="13pt" style:font-style-complex="normal" style:font-weight-complex="bold"/>
    </style:style>
    <style:style style:name="T25" style:family="text">
      <style:text-properties fo:font-variant="normal" fo:text-transform="none" style:font-name="Liberation Serif" fo:letter-spacing="normal" style:text-underline-style="none" fo:font-weight="bold" officeooo:rsid="00222d07" style:font-size-asian="13pt" style:font-style-asian="normal" style:font-weight-asian="bold" style:font-size-complex="13pt" style:font-style-complex="normal" style:font-weight-complex="bold"/>
    </style:style>
    <style:style style:name="T26" style:family="text">
      <style:text-properties officeooo:rsid="00212749"/>
    </style:style>
    <style:style style:name="T27" style:family="text">
      <style:text-properties officeooo:rsid="0025bc14"/>
    </style:style>
    <style:style style:name="T28" style:family="text">
      <style:text-properties officeooo:rsid="00275d5a"/>
    </style:style>
    <style:style style:name="T29" style:family="text">
      <style:text-properties officeooo:rsid="0028e7bc"/>
    </style:style>
    <style:style style:name="T30" style:family="text">
      <style:text-properties officeooo:rsid="002a2bbb"/>
    </style:style>
    <style:style style:name="T31" style:family="text">
      <style:text-properties fo:font-size="20pt" fo:font-style="italic" style:font-size-asian="20pt" style:font-style-asian="italic" style:font-size-complex="20pt" style:font-style-complex="italic"/>
    </style:style>
    <style:style style:name="T3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alisation du projet 5 : </text:p>
      <text:p text:style-name="P1">développement d’application Python</text:p>
      <text:p text:style-name="P1"/>
      <text:p text:style-name="P2">L’algorithme :</text:p>
      <text:p text:style-name="P4">Pour la réalisation de <text:span text:style-name="T6">ce projet, j’ai choisi de diviser les fonctionnalités en 2 grandes fonctions Python. Une permettant </text:span><text:span text:style-name="T2">d’ajouter les produits</text:span><text:span text:style-name="T6">, l’autre permettant de</text:span></text:p>
      <text:p text:style-name="P8"><text:span text:style-name="T6">sélectionner</text:span> puis proposer un produit plus saint.</text:p>
      <text:p text:style-name="P8"/>
      <text:p text:style-name="P9">Grâce à une <text:span text:style-name="T1">liste</text:span> incrémenté<text:span text:style-name="T29">e</text:span> d’un numéro précis à chaque catégorie ajouté<text:span text:style-name="T29">e</text:span>, le programme « test » la présence ou non d’une catégorie dans la base de données.</text:p>
      <text:p text:style-name="P9">Ce test nous permet d’éviter donc les doublons, <text:span text:style-name="T29">puis d’appeler seulement la/les fonctions nécessaires, ici « select_and_substitut ».</text:span></text:p>
      <text:p text:style-name="P8"/>
      <text:p text:style-name="P10"><text:span text:style-name="T15">Ma boucle principal fonctionne à l’aide du bloc </text:span><text:span text:style-name="T17">TRY/EXCEPT</text:span><text:span text:style-name="T15">, ici on veut gérer le fait que l’utilisateur puisse se tromper en entrant une lettre soit un un chiffre non proposés</text:span><text:span text:style-name="T18">.</text:span><text:span text:style-name="T19"> </text:span><text:span text:style-name="T23">Grâce l’exception VALUE ERROR on répète </text:span><text:span text:style-name="T24">alors</text:span><text:span text:style-name="T23"> à l’utilisateur notre question en lui ajoutant que sa saisie n’est pas valide </text:span><text:span text:style-name="T25">et pourquoi.</text:span></text:p>
      <text:p text:style-name="P10"><text:span text:style-name="T25"/></text:p>
      <text:p text:style-name="P2">Langages/Modules utilisés :</text:p>
      <text:p text:style-name="P5">La base de données est généré<text:span text:style-name="T30">e</text:span> à l’aide du langage <text:span text:style-name="T1">MYSQL</text:span>, le programme principal fonctionne lui sous <text:span text:style-name="T2">PYTHON</text:span>. Afin d’interagir avec l’API d’open Food Facts, le langage Python dispose du module <text:span text:style-name="T2">REQUEST</text:span> permettant donc d’utiliser les méthodes get, put, delete, post <text:span text:style-name="T30">etc...</text:span> <text:span text:style-name="T6">Le module </text:span><text:span text:style-name="T2">JSON</text:span><text:span text:style-name="T6"> permet lui de lire et d’écrire dans les données récupérés au format « .json »</text:span></text:p>
      <text:p text:style-name="P6">Il était donc <text:span text:style-name="T6">nécessaire</text:span> d’intégrer des requêtes SQL au sein du programme Python, pour ce faire j’ai utilisé le module <text:span text:style-name="T1">PYMYSQL</text:span><text:span text:style-name="T7"> </text:span><text:span text:style-name="T9">en se connectant tout d’abord à notre BDD en indiquant le port, l’utilisateur et le mot de passe.</text:span></text:p>
      <text:p text:style-name="P6"><text:span text:style-name="T9"/></text:p>
      <text:p text:style-name="P3">La base de données :</text:p>
      <text:p text:style-name="P14"><text:span text:style-name="T10">J’ai choisi de créer ma base de donné dans un premier temps en ligne de commande </text:span><text:span text:style-name="T4">MYSQL</text:span><text:span text:style-name="T10">, puis d’ajuster cette dernière avec l’interface </text:span><text:span text:style-name="T4">PHPmyadmin</text:span><text:span text:style-name="T10"> </text:span><text:span text:style-name="T11">en fonction des test d’insertions (Taille de VARCHAR...). De plus le moteur de stockage </text:span><text:span text:style-name="T5">InnoDB</text:span><text:span text:style-name="T11"> était indispensable à la création d’une clef étrangère. </text:span><text:span text:style-name="T12">Cette même clef </text:span><text:span text:style-name="T13">permettant</text:span><text:span text:style-name="T12"> de </text:span><text:span text:style-name="T14">garantir</text:span><text:span text:style-name="T12"> l’intégrité référentielle entre </text:span><text:span text:style-name="T14">l</text:span><text:span text:style-name="T12">a table CATÉGORIES et PRODUITS</text:span></text:p>
      <text:p text:style-name="P14"><text:span text:style-name="T12"/></text:p>
      <text:p text:style-name="P2">Difficultés rencontrées et <text:span text:style-name="T28">solutions proposées </text:span> :</text:p>
      <text:p text:style-name="P5">Pour ce projet, la principal difficulté m’a semblé être l’exploitation de l’API d’open food facts, notamment pour récupérer tous les produits d’une catégories contenant un donc un nombre de page <text:span text:style-name="T27">et donc d’URL</text:span>. i<text:span text:style-name="T26">l</text:span> fallait donc <text:span text:style-name="T26">déduire ce nombre de page et récupérer à l’aide d’une boucle </text:span><text:span text:style-name="T3">WHILE</text:span><text:span text:style-name="T26"> les données de chaque URL.</text:span></text:p>
      <text:p text:style-name="P7">On sait que notre nombre de produits par page est de 20. Le nombre de produits total est indiqué dans une clef « count », la division de ces 2 valeurs permet alors d’obtenir</text:p>
      <text:p text:style-name="P12">le nombre d’URL.</text:p>
      <text:p text:style-name="P13">Lien : <text:span text:style-name="T32">https://github.com/Wanbli83470/P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ileron" svg:font-family="Ailero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7:02:03.038975218</meta:creation-date>
    <dc:date>2018-09-15T16:09:33.970654787</dc:date>
    <meta:editing-duration>PT35M10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407" meta:character-count="2523" meta:non-whitespace-character-count="2132"/>
  </office:meta>
</office:document-meta>
</file>